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8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175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5.605cm" svg:x2="10.525cm" svg:y2="6.08cm">
          <text:p/>
        </draw:line>
        <draw:line draw:style-name="gr2" draw:text-style-name="P1" draw:layer="layout" svg:x1="7.35cm" svg:y1="15.605cm" svg:x2="16.875cm" svg:y2="6.08cm">
          <text:p/>
        </draw:line>
        <draw:frame draw:style-name="gr3" draw:layer="layout" svg:width="1.383cm" svg:height="0.962cm" svg:x="3.957cm" svg:y="19.088cm">
          <draw:text-box>
            <text:p>0.0</text:p>
          </draw:text-box>
        </draw:frame>
        <draw:frame draw:style-name="gr3" draw:layer="layout" svg:width="1.734cm" svg:height="0.962cm" svg:x="6.715cm" svg:y="19.088cm">
          <draw:text-box>
            <text:p>0.25</text:p>
          </draw:text-box>
        </draw:frame>
        <draw:frame draw:style-name="gr3" draw:layer="layout" svg:width="1.383cm" svg:height="0.962cm" svg:x="16.24cm" svg:y="19.088cm">
          <draw:text-box>
            <text:p>1.0</text:p>
          </draw:text-box>
        </draw:frame>
        <draw:frame draw:style-name="gr3" draw:layer="layout" svg:width="1.383cm" svg:height="0.962cm" svg:x="2.792cm" svg:y="5.753cm">
          <draw:text-box>
            <text:p>1.0</text:p>
          </draw:text-box>
        </draw:frame>
        <draw:frame draw:style-name="gr3" draw:layer="layout" svg:width="1.734cm" svg:height="0.962cm" svg:x="2.441cm" svg:y="15.278cm">
          <draw:text-box>
            <text:p>0.25</text:p>
          </draw:text-box>
        </draw:frame>
        <draw:frame draw:style-name="gr3" draw:layer="layout" svg:width="1.383cm" svg:height="0.962cm" svg:x="9.777cm" svg:y="19.088cm">
          <draw:text-box>
            <text:p>0.5</text:p>
          </draw:text-box>
        </draw:frame>
        <draw:line draw:style-name="gr4" draw:text-style-name="P1" draw:layer="layout" svg:x1="10.525cm" svg:y1="6.08cm" svg:x2="10.525cm" svg:y2="18.78cm">
          <text:p/>
        </draw:line>
        <draw:line draw:style-name="gr4" draw:text-style-name="P1" draw:layer="layout" svg:x1="7.35cm" svg:y1="15.605cm" svg:x2="7.35cm" svg:y2="18.78cm">
          <text:p/>
        </draw:line>
        <draw:line draw:style-name="gr4" draw:text-style-name="P1" draw:layer="layout" svg:x1="4.175cm" svg:y1="15.605cm" svg:x2="7.35cm" svg:y2="15.605cm">
          <text:p/>
        </draw:line>
        <draw:line draw:style-name="gr2" draw:text-style-name="P1" draw:layer="layout" svg:x1="16.875cm" svg:y1="6.08cm" svg:x2="10.525cm" svg:y2="6.08cm">
          <text:p/>
        </draw:line>
        <draw:frame draw:style-name="gr3" draw:layer="layout" svg:width="1.383cm" svg:height="0.962cm" svg:x="2.792cm" svg:y="18.145cm">
          <draw:text-box>
            <text:p>0.0</text:p>
          </draw:text-box>
        </draw:frame>
        <draw:frame draw:style-name="gr5" draw:text-style-name="P2" draw:layer="layout" svg:width="0.959cm" svg:height="0.962cm" svg:x="17.789cm" svg:y="19.096cm">
          <draw:text-box>
            <text:p text:style-name="P2"><text:span text:style-name="T1">U</text:span></text:p>
          </draw:text-box>
        </draw:frame>
        <draw:frame draw:style-name="gr5" draw:text-style-name="P2" draw:layer="layout" svg:width="0.959cm" svg:height="0.962cm" svg:x="3.051cm" svg:y="4.791cm">
          <draw:text-box>
            <text:p text:style-name="P2"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25T17:04:42</meta:creation-date>
    <dc:date>2011-06-25T17:30:56</dc:date>
    <dc:creator>Etay Meiri</dc:creator>
    <meta:editing-duration>PT11M4S</meta:editing-duration>
    <meta:editing-cycles>3</meta:editing-cycles>
    <meta:generator>LibreOffice/3.3$Unix LibreOffice_project/330m19$Build-202</meta:generator>
    <meta:document-statistic meta:object-count="16"/>
  </office:meta>
</office:document-meta>
</file>